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DocExport/DocModel.xml" manifest:media-type="text/xml"/>
  <manifest:file-entry manifest:full-path="Basic/DocExport/DocView.xml" manifest:media-type="text/xml"/>
  <manifest:file-entry manifest:full-path="Basic/DocExport/ViewHfm.xml" manifest:media-type="text/xml"/>
  <manifest:file-entry manifest:full-path="Basic/DocExport/ViewHtml.xml" manifest:media-type="text/xml"/>
  <manifest:file-entry manifest:full-path="Basic/DocExport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DocExport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bl" style:family="table">
      <style:table-properties style:width="17cm" table:align="margins"/>
    </style:style>
    <style:style style:name="tbl.A" style:family="table-column">
      <style:table-column-properties style:column-width="5.667cm" style:rel-column-width="21845*"/>
    </style:style>
    <style:style style:name="tbl.A1" style:family="table-cell">
      <style:table-cell-properties style:writing-mode="page"/>
    </style:style>
    <style:style style:name="tbl.B1" style:family="table-cell">
      <style:table-cell-properties fo:padding="0cm" fo:border="none"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writing-mode="page"/>
    </style:style>
    <style:style style:name="Таблица1.B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7a550" officeooo:paragraph-rsid="0078638d"/>
    </style:style>
    <style:style style:name="P2" style:family="paragraph" style:parent-style-name="Table_20_Contents">
      <style:text-properties fo:language="en" fo:country="US" officeooo:rsid="00292146" officeooo:paragraph-rsid="00292146"/>
    </style:style>
    <style:style style:name="P3" style:family="paragraph" style:parent-style-name="Table_20_Contents">
      <style:text-properties fo:language="en" fo:country="US" officeooo:rsid="00292146" officeooo:paragraph-rsid="00fd0164"/>
    </style:style>
    <style:style style:name="P4" style:family="paragraph" style:parent-style-name="Table_20_Contents">
      <style:text-properties fo:language="en" fo:country="US" officeooo:rsid="00292146" officeooo:paragraph-rsid="01419997"/>
    </style:style>
    <style:style style:name="P5" style:family="paragraph" style:parent-style-name="Table_20_Contents">
      <style:text-properties fo:language="en" fo:country="US" officeooo:rsid="00292146" officeooo:paragraph-rsid="0143507e"/>
    </style:style>
    <style:style style:name="P6" style:family="paragraph" style:parent-style-name="Standard">
      <style:text-properties fo:language="en" fo:country="US" officeooo:rsid="005a9715" officeooo:paragraph-rsid="006029cd"/>
    </style:style>
    <style:style style:name="P7" style:family="paragraph" style:parent-style-name="Standard">
      <style:text-properties fo:language="en" fo:country="US" officeooo:rsid="005a9715" officeooo:paragraph-rsid="006a63e6"/>
    </style:style>
    <style:style style:name="P8" style:family="paragraph" style:parent-style-name="Standard">
      <style:text-properties fo:language="en" fo:country="US" officeooo:rsid="0065af9b" officeooo:paragraph-rsid="0065af9b"/>
    </style:style>
    <style:style style:name="P9" style:family="paragraph" style:parent-style-name="Standard">
      <style:text-properties fo:language="en" fo:country="US" officeooo:rsid="00697270" officeooo:paragraph-rsid="00697270"/>
    </style:style>
    <style:style style:name="P10" style:family="paragraph" style:parent-style-name="Standard">
      <style:text-properties officeooo:rsid="002e7984" officeooo:paragraph-rsid="002e7984"/>
    </style:style>
    <style:style style:name="P11" style:family="paragraph" style:parent-style-name="Standard">
      <style:text-properties officeooo:rsid="002e7984" officeooo:paragraph-rsid="006029cd"/>
    </style:style>
    <style:style style:name="P12" style:family="paragraph" style:parent-style-name="Standard">
      <style:text-properties officeooo:rsid="002e7984" officeooo:paragraph-rsid="00697270"/>
    </style:style>
    <style:style style:name="P13" style:family="paragraph" style:parent-style-name="Standard">
      <style:text-properties officeooo:rsid="002e7984" officeooo:paragraph-rsid="0082177c"/>
    </style:style>
    <style:style style:name="P14" style:family="paragraph" style:parent-style-name="code_5f_vbscript">
      <style:text-properties officeooo:paragraph-rsid="007f6340"/>
    </style:style>
    <style:style style:name="P15" style:family="paragraph" style:parent-style-name="code_5f_vbscript">
      <style:text-properties officeooo:paragraph-rsid="007fe046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Liberation Serif" officeooo:rsid="0017a550" officeooo:paragraph-rsid="0080788b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080788b"/>
    </style:style>
    <style:style style:name="P18" style:family="paragraph" style:parent-style-name="Standard">
      <style:text-properties officeooo:rsid="0087e19e" officeooo:paragraph-rsid="0087e19e"/>
    </style:style>
    <style:style style:name="P19" style:family="paragraph" style:parent-style-name="Standard">
      <style:text-properties fo:language="ru" fo:country="RU" officeooo:rsid="00813609" officeooo:paragraph-rsid="00880879"/>
    </style:style>
    <style:style style:name="P20" style:family="paragraph" style:parent-style-name="Standard">
      <style:text-properties officeooo:paragraph-rsid="0143507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Standard">
      <style:text-properties officeooo:rsid="014596a9" officeooo:paragraph-rsid="014596a9"/>
    </style:style>
    <style:style style:name="P24" style:family="paragraph" style:parent-style-name="Quotations">
      <style:text-properties officeooo:rsid="014596a9" officeooo:paragraph-rsid="016544b8"/>
    </style:style>
    <style:style style:name="P25" style:family="paragraph" style:parent-style-name="Quotations">
      <style:text-properties officeooo:paragraph-rsid="016544b8"/>
    </style:style>
    <style:style style:name="P26" style:family="paragraph" style:parent-style-name="Heading_20_1">
      <style:text-properties fo:language="ru" fo:country="RU" officeooo:rsid="014596a9" officeooo:paragraph-rsid="014596a9"/>
    </style:style>
    <style:style style:name="P27" style:family="paragraph" style:parent-style-name="Heading_20_1">
      <style:paragraph-properties fo:text-align="start" style:justify-single-word="false" style:writing-mode="lr-tb"/>
      <style:text-properties style:font-name="Liberation Serif" fo:language="ru" fo:country="RU" officeooo:rsid="014596a9" officeooo:paragraph-rsid="014596a9"/>
    </style:style>
    <style:style style:name="P28" style:family="paragraph" style:parent-style-name="Heading_20_2">
      <style:text-properties officeooo:rsid="014596a9" officeooo:paragraph-rsid="014596a9"/>
    </style:style>
    <style:style style:name="P29" style:family="paragraph" style:parent-style-name="Standard">
      <style:text-properties officeooo:rsid="0087e19e" officeooo:paragraph-rsid="0087e19e"/>
    </style:style>
    <style:style style:name="T1" style:family="text">
      <style:text-properties fo:language="en" fo:country="US" officeooo:rsid="00227e75"/>
    </style:style>
    <style:style style:name="T2" style:family="text">
      <style:text-properties fo:language="en" fo:country="US" officeooo:rsid="00697270"/>
    </style:style>
    <style:style style:name="T3" style:family="text">
      <style:text-properties fo:language="en" fo:country="US" officeooo:rsid="008808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fd4e34" style:font-weight-asian="bold" style:font-weight-complex="bold"/>
    </style:style>
    <style:style style:name="T6" style:family="text">
      <style:text-properties officeooo:rsid="002afaf8"/>
    </style:style>
    <style:style style:name="T7" style:family="text">
      <style:text-properties officeooo:rsid="003614ac"/>
    </style:style>
    <style:style style:name="T8" style:family="text">
      <style:text-properties officeooo:rsid="003e272a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7ea308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fo:language="ru" fo:country="RU" officeooo:rsid="0152b1dc"/>
    </style:style>
    <style:style style:name="T15" style:family="text">
      <style:text-properties fo:language="ru" fo:country="RU" officeooo:rsid="016392ca"/>
    </style:style>
    <style:style style:name="T16" style:family="text">
      <style:text-properties style:text-line-through-style="solid" style:text-line-through-type="single" fo:language="ru" fo:country="RU"/>
    </style:style>
    <style:style style:name="T17" style:family="text">
      <style:text-properties style:font-name="Liberation Serif" fo:language="ru" fo:country="RU" officeooo:rsid="0017a550"/>
    </style:style>
    <style:style style:name="T18" style:family="text">
      <style:text-properties style:font-name="Liberation Serif" fo:language="ru" fo:country="RU" fo:font-weight="bold" officeooo:rsid="0017a550" style:font-weight-asian="bold" style:font-weight-complex="bold"/>
    </style:style>
    <style:style style:name="T19" style:family="text">
      <style:text-properties style:font-name="Liberation Serif" fo:language="ru" fo:country="RU" fo:font-weight="normal" officeooo:rsid="0017a550" style:font-weight-asian="normal" style:font-weight-complex="normal"/>
    </style:style>
    <style:style style:name="T20" style:family="text">
      <style:text-properties officeooo:rsid="00878bb6"/>
    </style:style>
    <style:style style:name="T21" style:family="text">
      <style:text-properties officeooo:rsid="00880879"/>
    </style:style>
    <style:style style:name="T22" style:family="text">
      <style:text-properties officeooo:rsid="0017a550"/>
    </style:style>
    <style:style style:name="T23" style:family="text">
      <style:text-properties officeooo:rsid="00882fee"/>
    </style:style>
    <style:style style:name="T24" style:family="text">
      <style:text-properties officeooo:rsid="00fd0164"/>
    </style:style>
    <style:style style:name="T25" style:family="text">
      <style:text-properties officeooo:rsid="00fd4e34"/>
    </style:style>
    <style:style style:name="T26" style:family="text">
      <style:text-properties fo:font-style="italic" officeooo:rsid="00fd4e34" style:font-style-asian="italic" style:font-style-complex="italic"/>
    </style:style>
    <style:style style:name="T27" style:family="text">
      <style:text-properties officeooo:rsid="002e7984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xml:id="id2014365935" text:style-name="P19"/>
      <text:table-of-content text:style-name="Sect1" xml:id="id1211072534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xml:id="id3252272035" text:style-name="P21"><text:a xlink:type="simple" xlink:href="#__RefHeading___Toc653_1771585153" text:style-name="Index_20_Link" text:visited-style-name="Index_20_Link">Глава 1. Введение<text:tab/>1</text:a></text:p>
          <text:p xml:id="id3193252979" text:style-name="P22"><text:a xlink:type="simple" xlink:href="#__RefHeading___Toc655_1771585153" text:style-name="Index_20_Link" text:visited-style-name="Index_20_Link">Глава 1.1. Стили текста<text:tab/>1</text:a></text:p>
          <text:p text:style-name="P21"><text:a xlink:type="simple" xlink:href="#__RefHeading___Toc657_1771585153" text:style-name="Index_20_Link" text:visited-style-name="Index_20_Link">Глава 2. Кодирование<text:tab/>1</text:a></text:p>
          <text:p text:style-name="P22"><text:a xlink:type="simple" xlink:href="#__RefHeading___Toc659_1771585153" text:style-name="Index_20_Link" text:visited-style-name="Index_20_Link">Глава 2.1. Листинг 1<text:tab/>1</text:a></text:p>
        </text:index-body>
      </text:table-of-content>
      <text:p text:style-name="P19"/>
      <text:h xml:id="id1151364038" text:style-name="P26" text:outline-level="1"><text:bookmark-start text:name="__RefHeading___Toc653_1771585153" xml:id="id1761867095"/>Глава 1. Введение<text:bookmark-end text:name="__RefHeading___Toc653_1771585153"/></text:h>
      <text:p text:style-name="P19"><text:span text:style-name="T23">П</text:span><text:span text:style-name="T22">араграф </text:span><text:span text:style-name="T21">1</text:span></text:p>
      <text:p text:style-name="P1"/>
      <text:h text:style-name="P28" text:outline-level="2"><text:bookmark-start text:name="__RefHeading___Toc655_1771585153"/>Глава 1.1. Стили текста<text:bookmark-end text:name="__RefHeading___Toc655_1771585153"/></text:h>
      <text:p text:style-name="P1"/>
      <text:p text:style-name="P1">Это параграф <text:span text:style-name="T3">3</text:span>.<text:span text:style-name="T1">* </text:span><text:span text:style-name="T14">См. </text:span><text:reference-mark-start text:name="ref_1"/><text:reference-mark-start text:name="#ref_1"/><text:a xlink:type="simple" xlink:href="#ref_1" text:style-name="Internet_20_link" text:visited-style-name="Visited_20_Internet_20_Link">листинг №1</text:a><text:reference-mark-end text:name="#ref_1"/><text:reference-mark-end text:name="ref_1"/><text:span text:style-name="T27"> </text:span><text:span text:style-name="T15">далее</text:span></text:p>
      <text:p xml:id="id2307315826" text:style-name="P11"/>
      <text:p xml:id="id742506383" text:style-name="P6"><draw:frame draw:style-name="fr2" draw:name="Изображение1" text:anchor-type="paragraph" svg:x="0cm" svg:y="0cm" svg:width="16.26cm" svg:height="9.14cm" draw:z-index="0"><draw:image xlink:href="https://raw.githubusercontent.com/bda-user/libre_office_macro/main/img/01.jpg" xlink:type="simple" xlink:show="embed" xlink:actuate="onLoad" draw:mime-type="image/jpeg"/><svg:title>Alt_Изображение1</svg:title><svg:desc>Desc_Изображение1</svg:desc></draw:frame>Рис. 1.</text:p>
      <text:p xml:id="id2350575823" text:style-name="P8"/>
      <text:p text:style-name="P16"><text:span text:style-name="T9">Текст </text:span><text:span text:style-name="T11">жирный</text:span><text:span text:style-name="T9"> публикации </text:span><text:span text:style-name="T12">курсив</text:span><text:span text:style-name="T9"> текст </text:span><text:span text:style-name="T13">подчеркнутый</text:span><text:span text:style-name="T9"> текст </text:span><text:span text:style-name="T16">зачеркнутый</text:span><text:span text:style-name="T9"> текст</text:span></text:p>
      <text:p text:style-name="P17"/>
      <text:h text:style-name="P27" text:outline-level="1"><text:bookmark-start text:name="__RefHeading___Toc657_1771585153"/>Глава 2. Кодирование<text:bookmark-end text:name="__RefHeading___Toc657_1771585153"/></text:h>
      <text:p text:style-name="P23">Текст Главы 2</text:p>
      <text:p text:style-name="P25"><text:span text:style-name="T10">Цитата </text:span><text:span text:style-name="T4">Текст</text:span> вставки <text:span text:style-name="T2">1</text:span></text:p>
      <text:p text:style-name="P24">продолжение цитаты</text:p>
      <text:h text:style-name="P28" text:outline-level="2"><text:bookmark-start text:name="__RefHeading___Toc659_1771585153"/><text:soft-page-break/>Глава 2.1. Листинг 1<text:bookmark-end text:name="__RefHeading___Toc659_1771585153"/></text:h>
      <text:p xml:id="id2096528206" text:style-name="P18"><text:bookmark text:name="ref_1"/>Листинг № 1</text:p>
      <text:p text:style-name="P18"/>
      <text:p xml:id="id2904957745" text:style-name="code_5f_vbscript">Sub Example</text:p>
      <text:p xml:id="id3733133973" text:style-name="code_5f_vbscript"><text:s text:c="4"/>Dim FileNo As Integer, Filename As String, CurLine As String</text:p>
      <text:p xml:id="id2523030122" text:style-name="P14"><text:s text:c="4"/>Dim Doc As Object</text:p>
      <text:p xml:id="id3844495525" text:style-name="P14"><text:s text:c="4"/>Dim Enum1 As Object, Enum2 As Object</text:p>
      <text:p xml:id="id1235732318" text:style-name="P14"><text:s text:c="4"/>Dim TextElement As Object, TextPortion As Object</text:p>
      <text:p xml:id="id1987039291" text:style-name="Standard"/>
      <table:table table:name="tbl" table:style-name="tbl">
        <table:table-column table:style-name="tbl.A" table:number-columns-repeated="3"/>
        <table:table-row table:style-name="TableLine2222398191008">
          <table:table-cell table:style-name="tbl.A1" office:value-type="string">
            <text:p text:style-name="P2">Header 1</text:p>
          </table:table-cell>
          <table:table-cell table:style-name="tbl.B1" office:value-type="string">
            <text:p text:style-name="P2">Header 2</text:p>
          </table:table-cell>
          <table:table-cell table:style-name="tbl.A1" office:value-type="string">
            <text:p text:style-name="P2">Header <text:span text:style-name="T6">3</text:span></text:p>
          </table:table-cell>
        </table:table-row>
        <table:table-row table:style-name="TableLine2222398189104">
          <table:table-cell table:style-name="tbl.A1" office:value-type="string">
            <text:p text:style-name="P2">Value 1</text:p>
            <text:p text:style-name="P3">Value <text:span text:style-name="T5">bold</text:span><text:span text:style-name="T25"> </text:span>1<draw:frame draw:style-name="fr1" draw:name="Изображение3" text:anchor-type="as-char" svg:width="1.011cm" svg:height="0.681cm" draw:z-index="2"><draw:image xlink:href="https://habrastorage.org/getpro/habr/upload_files/0d4/41a/8cf/0d441a8cf5078e5e422cfdc92d472dd9.png" xlink:type="simple" xlink:show="embed" xlink:actuate="onLoad" draw:mime-type="image/png"/><svg:title>Alt_Изображение2</svg:title><svg:desc>Desc_Изображение2</svg:desc></draw:frame><text:span text:style-name="T24">0</text:span></text:p>
          </table:table-cell>
          <table:table-cell table:style-name="tbl.B1" office:value-type="string">
            <text:p text:style-name="P2">Value 2</text:p>
            <text:p text:style-name="P3">Value <text:span text:style-name="T26">cursive</text:span> <text:span text:style-name="T24">20</text:span></text:p>
          </table:table-cell>
          <table:table-cell table:style-name="tbl.A1" office:value-type="string">
            <text:p text:style-name="P2">Value <text:span text:style-name="T6">3</text:span></text:p>
            <text:p text:style-name="P4">Value <text:span text:style-name="T7">т </text:span><text:a xlink:type="simple" xlink:href="https://habr.ru/" text:style-name="Internet_20_link" text:visited-style-name="Visited_20_Internet_20_Link"><text:span text:style-name="T8">habr_ru</text:span></text:a><text:span text:style-name="T27"> </text:span><text:span text:style-name="T7">т </text:span><text:span text:style-name="T24">30</text:span></text:p>
          </table:table-cell>
        </table:table-row>
      </table:table>
      <text:p xml:id="id294038283" text:style-name="Standard"/>
      <text:section text:style-name="Sect1" xml:id="id3034329870" text:name="Spoiler_1">
        <text:p xml:id="id26479588" text:style-name="P10">Вставка № 1</text:p>
        <text:p xml:id="id639232229" text:style-name="Quotations"><text:span text:style-name="T10">Цитата </text:span><text:span text:style-name="T4">Текст</text:span> вставки <text:span text:style-name="T2">1</text:span></text:p>
        <text:p text:style-name="Quotations">продолжение цитаты</text:p>
        <text:section text:style-name="Sect1" xml:id="id414104050" text:name="Spoiler_2">
          <text:p xml:id="id280053364" text:style-name="P12">Вставка № 1.<text:span text:style-name="T2">1</text:span></text:p>
          <text:p xml:id="id2998246075" text:style-name="P9"><text:span text:style-name="T9">Текст вставки</text:span> 1.1</text:p>
          <text:p xml:id="id180365251" text:style-name="P7"><text:span text:style-name="T20">Inline </text:span><draw:frame draw:style-name="fr1" draw:name="Изображение2" text:anchor-type="as-char" svg:width="1.011cm" svg:height="0.681cm" draw:z-index="1"><draw:image xlink:href="https://habrastorage.org/getpro/habr/upload_files/0d4/41a/8cf/0d441a8cf5078e5e422cfdc92d472dd9.png" xlink:type="simple" xlink:show="embed" xlink:actuate="onLoad" draw:mime-type="image/png"/><svg:title>Alt_Изображение2</svg:title><svg:desc>Desc_Изображение2</svg:desc></draw:frame><text:s/><text:span text:style-name="T20">img</text:span></text:p>
          <text:p xml:id="id3353453862" text:style-name="code_5f_vbscript">Sub Example</text:p>
          <text:p xml:id="id1387997018" text:style-name="P15"><text:s text:c="4"/>Dim FileNo As Integer</text:p>
          <text:p text:style-name="Standard"/>
          <table:table table:name="Таблица1" table:style-name="Таблица1">
            <table:table-column table:style-name="Таблица1.A" table:number-columns-repeated="3"/>
            <table:table-row table:style-name="TableLine2222398192912">
              <table:table-cell table:style-name="Таблица1.A1" office:value-type="string">
                <text:p text:style-name="P5">Header 1</text:p>
              </table:table-cell>
              <table:table-cell table:style-name="Таблица1.B1" office:value-type="string">
                <text:p text:style-name="P5">Header 2</text:p>
              </table:table-cell>
              <table:table-cell table:style-name="Таблица1.A1" office:value-type="string">
                <text:p text:style-name="P5">Header <text:span text:style-name="T6">3</text:span></text:p>
              </table:table-cell>
            </table:table-row>
            <table:table-row table:style-name="TableLine2222398179312">
              <table:table-cell table:style-name="Таблица1.A1" office:value-type="string">
                <text:p text:style-name="P5">Value 1</text:p>
                <text:p text:style-name="P5">Value <text:span text:style-name="T5">bold</text:span><text:span text:style-name="T25"> </text:span>1<text:span text:style-name="T24">0</text:span></text:p>
              </table:table-cell>
              <table:table-cell table:style-name="Таблица1.B1" office:value-type="string">
                <text:p text:style-name="P5">Value 2</text:p>
                <text:p text:style-name="P5">Value <text:span text:style-name="T26">cursive</text:span> <text:span text:style-name="T24">20</text:span></text:p>
              </table:table-cell>
              <table:table-cell table:style-name="Таблица1.A1" office:value-type="string">
                <text:p text:style-name="P5">Value <text:span text:style-name="T6">3</text:span></text:p>
                <text:p text:style-name="P5">Value <text:span text:style-name="T7">т </text:span><text:a xlink:type="simple" xlink:href="https://habr.ru/" text:style-name="Internet_20_link" text:visited-style-name="Visited_20_Internet_20_Link"><text:span text:style-name="T8">habr_ru</text:span></text:a><text:span text:style-name="T27"> </text:span><text:span text:style-name="T7">т </text:span><text:span text:style-name="T24">30</text:span></text:p>
              </table:table-cell>
            </table:table-row>
          </table:table>
          <text:p text:style-name="P20"/>
        </text:section>
        <text:p xml:id="id1305162251" text:style-name="P10"/>
        <text:p xml:id="id1257237695" text:style-name="code_5f_vbscript">Sub Example</text:p>
        <text:p xml:id="id1817319590" text:style-name="P15"><text:s text:c="4"/>Dim FileNo As Integer</text:p>
      </text:section>
      <text:p xml:id="id3787292847" text:style-name="P10"/>
      <text:p xml:id="id3475626978" text:style-name="P13"><text:span text:style-name="T7">Текст </text:span><text:a xlink:type="simple" xlink:href="https://habr.ru/" text:style-name="Internet_20_link" text:visited-style-name="Visited_20_Internet_20_Link"><text:span text:style-name="T8">habr_ru</text:span></text:a> <text:span text:style-name="T7">текст</text:span><text:span text:style-name="T17"> </text:span><text:span text:style-name="T18">жирный</text:span><text:span text:style-name="T19">.</text:span></text:p>
      <text:p xml:id="id1434473716"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de_5f_vbscript" style:display-name="code_vbscript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oiler" style:family="paragraph" style:parent-style-name="Standard">
      <style:paragraph-properties fo:text-align="start" style:justify-single-word="false" style:writing-mode="lr-tb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1T20:15:53.813000000</meta:creation-date>
    <meta:generator>LibreOffice/7.2.4.1$Windows_X86_64 LibreOffice_project/27d75539669ac387bb498e35313b970b7fe9c4f9</meta:generator>
    <dc:date>2023-10-05T22:38:49.084000000</dc:date>
    <meta:editing-duration>P1DT11H23M19S</meta:editing-duration>
    <meta:editing-cycles>423</meta:editing-cycles>
    <meta:document-statistic meta:table-count="2" meta:image-count="3" meta:object-count="0" meta:page-count="2" meta:paragraph-count="51" meta:word-count="174" meta:character-count="936" meta:non-whitespace-character-count="788"/>
  </office:meta>
</office:document-meta>
</file>

<file path=Basic/DocExport/DocModel.xml><?xml version="1.0" encoding="utf-8"?>
<!DOCTYPE module  PUBLIC '-//OpenOffice.org//DTD OfficeDocument 1.0//EN'  'module.dtd'>
<script:module xmlns:script="http://openoffice.org/2000/script" script:name="DocModel" script:language="StarBasic">REM Author: Dmitry A. Borisov, ddaabb@mail.ru (CC BY 4.0)
Option VBASupport 1

Enum NodeType
    Section = 1
    Style = 2
    Paragraph = 3
    Table = 4
End Enum

Type Node ' node tree
    type_ As NodeType
    value As Variant ' NodeType: Paragraph = 3, Table = 4, Image = 5. LibreOffice Object
    name_ As String ' NodeType: Section = 1,	Style = 2
    children As Variant ' NodeType: Section = 1, Style = 2
    level As Integer ' NodeType: All
End Type

Enum SectionState
    End_ = 1
    New_ = 2
    Continue = 3
End Enum

Function SectionTest(ByRef curNode, ByRef curPara, ByRef sectionNames) As SectionState
    If IsEmpty(curPara.TextSection) Then
        If curNode.level &gt; 0 Then
            SectionTest = SectionState.End_
            Exit Function
        EndIf
    ElseIf IsEmpty(curNode.name_) Or curPara.TextSection.Name &lt;&gt; curNode.name_ Then
        Dim sectionName : sectionName = Null
        If Not IsEmpty(curNode.name_) Then
            On Error Resume Next
            sectionName = sectionNames.Item(curPara.TextSection.Name)
            If Not IsNull(sectionName) Then
                SectionTest = SectionState.End_
                Exit Function
            End If
        End If
        SectionTest = SectionState.New_
        Exit Function
    End If
    SectionTest = SectionState.Continue
End Function

Function MakeNewSection(ByRef curNode, ByRef curPara, ByRef sectionNames) As Node
    sectionNames.Add(True, curPara.TextSection.Name)
    Dim newSec As Node
    With newSec
        .type_ = NodeType.Section
        .name_ = curPara.TextSection.Name
        .level = curNode.level + 1
        .children = New Collection
    End With
    curNode.children.Add(newSec)
    MakeNewSection = newSec
End Function

Function GetNodeStyle(ByRef curNode, ByRef curPara) As Node
    Dim i As Integer : i = curNode.children.Count
    If i &gt; 0 Then
        Dim lastItem : lastItem = curNode.children.Item(i)
        If lastItem.type_ = NodeType.Style And _
            lastItem.name_ = curPara.ParaStyleName Then
            GetNodeStyle = lastItem
            Exit Function
         End If
    End If
    Dim nodeStyle As Node
    With nodeStyle
        .type_ = NodeType.Style
        .name_ = curPara.ParaStyleName
        .level = curNode.level + 1
        .children = New Collection
    End With
    curNode.children.Add(nodeStyle)
    GetNodeStyle = nodeStyle
End Function

Sub SectionParse(ByRef paraEnum, ByRef curPara, ByRef curNode, ByRef sectionNames)
    ' Enumerate paragraphs, include tables
    Do
' emulate key word "continue" in C++
continue:
		    
        ' Process the tables
        If curPara.supportsService("com.sun.star.text.TextTable") Then
    	    Dim nodeTable As Node
            With nodeTable
                .type_ = NodeType.Table
                .level = curNode.level + 1
                .value = curPara
            End With
            curNode.children.Add(nodeTable)  
    	    
        ' Process the paragrath
        Elseif curPara.supportsService("com.sun.star.text.Paragraph") Then
            Dim secState As SectionState
            secState = SectionTest(curNode, curPara, sectionNames)            
            Select Case secState 
                Case SectionState.End_
                    Exit Sub
                Case SectionState.New_
                    Dim newSec As Node
                    newSec = MakeNewSection(curNode, curPara, sectionNames)
                    SectionParse paraEnum, curPara, newSec, sectionNames
                    GoTo continue
            End Select
            
            ' Process the Style
            Dim nodeStyle As Node
            nodeStyle = GetNodeStyle(curNode, curPara)
            Dim nodePara As Node
            With nodePara
                .type_ = NodeType.Paragraph
                .level = nodeStyle.level + 1
                .value = curPara
            End With
            nodeStyle.children.Add(nodePara)           
      
        End If
        If Not paraEnum.hasMoreElements() Then Exit Do
        curPara = paraEnum.nextElement()
    Loop
End Sub

Sub ExportToFile (ByRef text_ As String, Optional suffix = "_export.txt")
    Dim FileNo As Integer, Filename As String
    Filename = convertToURL(replace(convertFromURL(ThisComponent.URL), ".odt", suffix))
	FileNo = Freefile
	Open Filename For Output As #FileNo
	Print #FileNo, text_
End Sub

Function MakeModel As Node
    Dim sectionNames As New Collection
    Dim docTree As Node
    With docTree
        .type_ = NodeType.Section
        .level = 0
        .children = New Collection
    End With
 
    ' Enumerate paragraphs, include tables
    Dim paraEnum : paraEnum = ThisComponent.getText().createEnumeration()
    Dim curPara
    If paraEnum.hasMoreElements() Then
        curPara = paraEnum.nextElement()
        SectionParse paraEnum, curPara, docTree, sectionNames
    End If
    MakeModel = docTree
End Function

Sub MakeDocHtmlView
    Dim dView As New DocView : dView = New DocView
    Dim vHtml As New ViewHtml : vHtml = New ViewHtml
    vHtml.docView = dView
    dView.docTree = MakeModel()
    dView.viewAdapter = vHtml
    dView.props = New Collection
    With dView.props
        .Add(True, "CodeLineNum") ' Enumerate code lines 1, 2, 3 ... n
    End With
    ExportToFile dView.MakeView(), "_export.html"
End Sub

Sub MakeDocHfmView
    Dim dView As New DocView : dView = New DocView
    Dim vHfm As New ViewHfm : vHfm = New ViewHfm
    vHfm.docView = dView
    dView.docTree = MakeModel()
    dView.viewAdapter = vHfm
    dView.props = New Collection
    With dView.props
        .Add(True, "CodeLineNum") ' Enumerate code lines 1, 2, 3 ... n
    End With
    ExportToFile dView.MakeView(), "_export_hfm.txt"
End Sub

</script:module>
</file>

<file path=Basic/DocExport/DocView.xml><?xml version="1.0" encoding="utf-8"?>
<!DOCTYPE module  PUBLIC '-//OpenOffice.org//DTD OfficeDocument 1.0//EN'  'module.dtd'>
<script:module xmlns:script="http://openoffice.org/2000/script" script:name="DocView" script:language="StarBasic">REM Author: Dmitry A. Borisov, ddaabb@mail.ru (CC BY 4.0)
Option Explicit
Option Compatible
Option ClassModule

Const STYLE_QUOT = "Quotations"
Const STYLE_CODE = "code_"

Public docTree
Public viewAdapter
Public props

Function PrintNodeStyle(ByRef node)
    Dim s As String : s = ""
    If node.name_ = STYLE_QUOT Then
        s = viewAdapter.Quote(node)
    ElseIf Left(node.name_, 5) = STYLE_CODE Then
        s = viewAdapter.Code(node)
    Else
        s = viewAdapter.ParaStyle(node)
    End If
    PrintNodeStyle = s
End Function

Function PrintNodeParaLO(ByRef oPara, level As Long, Optional lineNum As Integer)
    Dim textGraphicObject$
    textGraphicObject$ = "com.sun.star.text.TextGraphicObject"
    Dim drawShape$ : drawShape$ = "com.sun.star.drawing.Shape"
    ' Graphics are anchored to a paragraph are enumerate as TextContent
    Dim contEnum : contEnum = _
        oPara.createContentEnumeration("com.sun.star.text.TextContent")
    Dim curContent, s As String : s = ""
    
    If Not IsMissing (lineNum) AND lineNum &gt; 0 Then s = s &amp; lineNum &amp; " "
    
    Do While contEnum.hasMoreElements()
        curContent = contEnum.nextElement()           
        If curContent.supportsService(textGraphicObject$) Then
            ' Image anchored to a paragraph
            s = s &amp; viewAdapter.Image(curContent)
        ElseIf curContent.supportsService(drawShape$) Then
            ' Drawing shape anchored to a paragraph
        End If
    Loop
    
    ' Graphics are anchored a character, or as a character into paragraph
    ' are enumerate as TextPortionType will process when parse paragraph
    Dim textPortion, enumPortion : enumPortion = oPara.createEnumeration()
    Do While enumPortion.hasMoreElements()
        textPortion = enumPortion.nextElement()
        If textPortion.TextPortionType = "Text" Then
            ' Simply text object is here
            If Not IsEmpty(textPortion.HyperLinkURL) And _
                textPortion.HyperLinkURL &lt;&gt; "" Then
			    s = s &amp; viewAdapter.Link(textPortion)
      	    ElseIf textPortion.CharWeight = com.sun.star.awt.FontWeight.BOLD Then
			    s = s &amp; viewAdapter.FontDecorate(textPortion, "Bold")
      	    ElseIf textPortion.CharPosture = com.sun.star.awt.FontSlant.ITALIC Then
			    s = s &amp; viewAdapter.FontDecorate(textPortion, "Italic")
      	    ElseIf textPortion.CharUnderline = com.sun.star.awt.FontUnderline.SINGLE Then
			    s = s &amp; viewAdapter.FontDecorate(textPortion, "Underline")
      	    ElseIf textPortion.CharStrikeout = com.sun.star.awt.FontStrikeout.SINGLE Then
			    s = s &amp; viewAdapter.FontDecorate(textPortion, "Strikeout")
            Else
			    s = s &amp; textPortion.String
			End If
        ElseIf textPortion.TextPortionType = "Frame" Then
            ' Check inline textGraphic &amp; drawing.Shape
            Dim framePortion, enumFrame
            enumFrame = textPortion.createContentEnumeration(textGraphicObject$)
            Do While enumFrame.hasMoreElements()
                framePortion = enumFrame.nextElement()
                If framePortion.supportsService(textGraphicObject$) Then
                    ' inline IMG is here
                    s = s &amp; viewAdapter.InlineImage(framePortion)
                ElseIf framePortion.supportsService(drawShape$) Then
                    ' inline Shape here
                End If
            Loop
        ElseIf textPortion.TextPortionType = "Bookmark" Then
            s = s &amp; viewAdapter.Anchor(textPortion)
        End If
    Loop
    If Not IsMissing (lineNum) AND lineNum = 0 Then
        PrintNodeParaLO = viewAdapter.FormatPara(s, level, 0)       
    ElseIf Not IsMissing (lineNum) AND lineNum &gt; 0 Then
        PrintNodeParaLO = s &amp; CHR$(10)
    Else
        PrintNodeParaLO = viewAdapter.FormatPara(s, level, 1)
    End If
End Function

Function PrintNodePara(ByRef nodePara, Optional lineNum As Integer)
    If IsMissing (lineNum) Then
        PrintNodePara = PrintNodeParaLO(nodePara.value, nodePara.level)
        Exit Function
    End If
    PrintNodePara = PrintNodeParaLO(nodePara.value, nodePara.level, lineNum)
End Function

Function PrintNodeTable(ByRef nodeTable)
    Dim oTable, oCell, oText, oEnum, oPar, t, r, c
    Dim nRow As Long, nCol As Long, Rows As Long, Colls As Long
    oTable = nodeTable.value : t = ""
    Rows = oTable.getRows().getCount() - 1
    Colls = oTable.getColumns().getCount() - 1
    For nRow = 0 To Rows
        r = ""
        For nCol = 0 To Colls
            oCell = oTable.getCellByPosition(nCol, nRow)
            oText = oCell.getText()
            c = ""
            oEnum = oText.createEnumeration()
            Do While oEnum.hasMoreElements()
                oPar = oEnum.nextElement()
                If oPar.supportsService("com.sun.star.text.Paragraph") Then
                    c = c &amp; PrintNodeParaLO(oPar, nodeTable.level + 3, 0)
                End If
            Loop
            r = r &amp; viewAdapter.FormatCell(c, nodeTable.level + 2, nCol, nRow)
        Next
        t = t &amp; viewAdapter.FormatRow(r, nodeTable.level + 1, nRow, Colls)
    Next
    PrintNodeTable = viewAdapter.FormatTable(t, nodeTable.level)
End Function

Function PrintTree(ByRef node, Optional ByRef props As Collection)
    Dim child, lineNum : lineNum = 0
    Dim s : s = ""
    If Not IsMissing(props) And props("CodeLineNum") Then lineNum = 1
    For Each child In node.children
        If child.type_ = NodeType.Section Then
            s = s &amp; viewAdapter.Section(child)
        ElseIf child.type_ = NodeType.Style Then
            s = s &amp; PrintNodeStyle(child)
        ElseIf child.type_ = NodeType.Paragraph Then
            If lineNum &gt; 0 Then
                s = s &amp; PrintNodePara(child, lineNum)
                lineNum = lineNum + 1
            Else
                s = s &amp; PrintNodePara(child)
            End If
        ElseIf child.type_ = NodeType.Table Then
            s = s &amp; PrintNodeTable(child)
        End If
    Next
    PrintTree = s
End Function

Public Function MakeView() As String
    MakeView = PrintTree(docTree)
End Function

</script:module>
</file>

<file path=Basic/DocExport/ViewHfm.xml><?xml version="1.0" encoding="utf-8"?>
<!DOCTYPE module  PUBLIC '-//OpenOffice.org//DTD OfficeDocument 1.0//EN'  'module.dtd'>
<script:module xmlns:script="http://openoffice.org/2000/script" script:name="ViewHfm" script:language="StarBasic">REM Author: Dmitry A. Borisov, ddaabb@mail.ru (CC BY 4.0)
Option Explicit
Option Compatible
Option ClassModule

Const SEC_HEADING = "Оглавление"
Const STYLE_HEADING = "Contents"

Public docView
Public fontStyles As New Collection

Private Sub Class_Initialize()
    fontStyles.Add(Array("**", "**"), "Bold")
    fontStyles.Add(Array("*", "*"), "Italic")
    fontStyles.Add(Array("&lt;u&gt;", "&lt;/u&gt;"), "Underline")
    fontStyles.Add(Array("~~", "~~"), "Strikeout")
End Sub

Function Quote(ByRef node)
    Quote = "&gt; " &amp; docView.PrintTree(node) &amp; CHR$(10)
End Function

Function Code(ByRef node)
    If docView.props("CodeLineNum") Then
        Dim props As New Collection
        props.Add(True, "CodeLineNum")
        Code = docView.PrintTree(node, props)
    Else
        Code = docView.PrintTree(node)
    End If
    Code = "```" &amp; Split(node.name_, "_")(1) &amp; CHR$(10) &amp; _
        Code &amp; "```" &amp; CHR$(10)
End Function

Function ParaStyle(ByRef node)
    ParaStyle = docView.PrintTree(node)
End Function

Function Image(ByRef node)
    Image = "![" &amp; node.Title &amp; "](" &amp; node.Graphic.OriginURL &amp; _
        " """ &amp; node.Description &amp; """)" &amp; CHR$(10)
End Function

Function InlineImage(ByRef node)
    InlineImage = "&lt;img inline=""true"" src=""" &amp; _
        node.Graphic.OriginURL &amp; """ /&gt;"
End Function

Function Link(ByRef node)
    Dim t As String : t = node.String
    If Left(node.ParaStyleName, 8) = STYLE_HEADING Then
        t = Left(t, Len(t) - 2)
    End If
    Link = "[" &amp; t &amp; "](" &amp; node.HyperLinkURL &amp; ")"
End Function

Function Anchor(ByRef node)
    Anchor = IIf(node.IsStart, "&lt;anchor&gt;" &amp; node.Bookmark.Name &amp; "&lt;/anchor&gt;", "")
End Function

Function FontDecorate(ByRef node, style As String)
    Dim s : s = fontStyles(style)
    FontDecorate = s(0) &amp; node.String &amp; s(1)
End Function

Function FormatCell(ByRef txt, level As Long, index As Long, idxRow As Long)
    FormatCell = IIf(index = 0, txt, "|" &amp; txt)
End Function

Function FormatRow(ByRef txt, level As Long, index As Long, Colls As Long)
    Dim i AS Long, r As String : r = ""
    r = "|" &amp; txt &amp; "|" &amp; CHR$(10)
    If index = 0 Then
        r = r &amp; "|"
        For i = 0 To Colls
            r = r &amp; " --- |"
        Next
        r = r &amp; CHR$(10)
    End If
    FormatRow = r
End Function

Function FormatTable(ByRef txt, level As Long)
    FormatTable = txt
End Function

Function FormatPara(ByRef txt, level As Long, extra As Long)
    FormatPara = txt &amp; IIf(extra = 0, "", CHR$(10))
End Function

Function GetSectionTitle(ByRef nodeSec)
    GetSectionTitle = ""
    If nodeSec.children.Count &gt; 0 And _
        nodeSec.children(1).type_ =  NodeType.Style Then
        Dim nodeStyle : nodeStyle = nodeSec.children(1)
        If nodeStyle.children.Count &gt; 0 And _
            nodeStyle.children(1).type_ =  NodeType.Paragraph Then
            GetSectionTitle = nodeStyle.children(1).value.getString()
            nodeStyle.children.Remove(1)
        End If
    End If
End Function

Function Section(ByRef nodeSec)
    If nodeSec.level &lt;&gt; 1 Then
        Section = docView.PrintTree(nodeSec)
        Exit Function
    End If
    
    Dim secTitle : secTitle = GetSectionTitle(nodeSec)
    If secTitle = SEC_HEADING Then
        Section = "# " &amp; secTitle &amp; CHR$(10) &amp; docView.PrintTree(nodeSec)
        Exit Function
    End If

    Section = "&lt;spoiler title=""" &amp; _
        secTitle &amp; """&gt;" &amp; CHR$(10) &amp; CHR$(10) &amp; _
        docView.PrintTree(nodeSec) &amp; "&lt;/spoiler&gt;" &amp; CHR$(10)
End Function

</script:module>
</file>

<file path=Basic/DocExport/ViewHtml.xml><?xml version="1.0" encoding="utf-8"?>
<!DOCTYPE module  PUBLIC '-//OpenOffice.org//DTD OfficeDocument 1.0//EN'  'module.dtd'>
<script:module xmlns:script="http://openoffice.org/2000/script" script:name="ViewHtml" script:language="StarBasic" script:moduleType="normal">REM Author: Dmitry A. Borisov, ddaabb@mail.ru (CC BY 4.0)
Option Explicit
Option Compatible
Option ClassModule

Const STYLE_HEADING = "Contents"
Const SEC_CLASS = "section"

Public docView
Public fontStyles As New Collection
Public levelShift

Private Sub Class_Initialize()
    fontStyles.Add(Array("&lt;b&gt;", "&lt;/b&gt;"), "Bold")
    fontStyles.Add(Array("&lt;i&gt;", "&lt;/i&gt;"), "Italic")
    fontStyles.Add(Array("&lt;u&gt;", "&lt;/u&gt;"), "Underline")
    fontStyles.Add(Array("&lt;del&gt;", "&lt;/del&gt;"), "Strikeout")
    
    levelShift = Array("", "    ", "        ", "            ", "                ", "                    ", _
        "                        ", "                            ", "                                ")
End Sub

Function Quote(ByRef node)
    Dim shift As String : shift = levelShift(node.level)
    Quote = shift &amp; "&lt;blockquote&gt;" &amp; CHR$(10) &amp; _
        docView.PrintTree(node) &amp; shift &amp; "&lt;/blockquote&gt;" &amp; CHR$(10)
End Function

Function Code(ByRef node)
    If docView.props("CodeLineNum") Then
        Dim props As New Collection
        props.Add(True, "CodeLineNum")
        Code = docView.PrintTree(node, props)
    Else
        Code = docView.PrintTree(node)
    End If
    Dim shift As String : shift = levelShift(node.level)
    Code = shift &amp; "&lt;pre class=""code " &amp; Split(node.name_, "_")(1) &amp; """&gt;" &amp; _
        CHR$(10) &amp; Code &amp; shift &amp; "&lt;/pre&gt;" &amp; CHR$(10)
End Function

Function ParaStyle(ByRef node)
    Dim shift As String : shift = levelShift(node.level)
    ParaStyle = shift &amp; "&lt;div&gt;" &amp; CHR$(10) &amp; _
        docView.PrintTree(node) &amp; shift &amp; "&lt;/div&gt;" &amp; CHR$(10)
End Function

Function InlineImage(ByRef node)
    InlineImage = "&lt;img alt=""" &amp; node.Title &amp; """ src=""" &amp; _
        node.Graphic.OriginURL &amp; """ /&gt;"
End Function

Function Image(ByRef node)
    Image =  InlineImage(node) &amp; "&lt;br /&gt;" &amp; CHR$(10)
End Function

Function Link(ByRef node)
    Dim t As String : t = node.String
    If Left(node.ParaStyleName, 8) = STYLE_HEADING Then
        t = Left(t, Len(t) - 2)
    End If
    Link = "&lt;a href=""" &amp; node.HyperLinkURL  &amp; """ &gt;" &amp; t &amp; "&lt;/a&gt;"
End Function

Function Anchor(ByRef node)
    Anchor = IIf(node.IsStart, _
        "&lt;a name =""" &amp; node.Bookmark.Name &amp; """&gt;&lt;/a&gt;", "")
End Function

Function FontDecorate(ByRef node, style As String)
    Dim s : s = fontStyles(style)
    FontDecorate = s(0) &amp; node.String &amp; s(1)
End Function

Function FormatCell(ByRef txt, level As Long, index As Long, idxRow As Long)
    Dim shift As String : shift = levelShift(level)
    If idxRow = 0 Then
        FormatCell = shift &amp; "&lt;th&gt;" &amp; CHR$(10) &amp; txt &amp; shift &amp;"&lt;/th&gt;" &amp; CHR$(10)
    Else
        FormatCell = shift &amp; "&lt;td&gt;" &amp; CHR$(10) &amp; txt &amp; shift &amp; "&lt;/td&gt;" &amp; CHR$(10)
    End If
End Function

Function FormatRow(ByRef txt, level As Long, index As Long, Colls As Long)
    Dim shift As String : shift = levelShift(level)
    FormatRow = shift &amp; "&lt;tr&gt;" &amp; CHR$(10) &amp; txt &amp; shift &amp; "&lt;/tr&gt;" &amp; CHR$(10)
End Function

Function FormatTable(ByRef txt, level As Long)
    Dim shift As String : shift = levelShift(level)
    FormatTable = shift &amp; "&lt;table&gt;" &amp; CHR$(10) &amp; txt &amp; shift &amp; "&lt;/table&gt;" &amp; CHR$(10)
End Function

Function FormatPara(ByRef txt, level As Long, extra As Long)
    Dim shift As String : shift = levelShift(level)
    FormatPara = shift &amp; "&lt;p&gt;" &amp; txt &amp; "&lt;/p&gt;" &amp; CHR$(10)
End Function

Function Section(ByRef nodeSec)
    Dim shift As String : shift = levelShift(nodeSec.level)
    Section = shift &amp; "&lt;div class=""" &amp; SEC_CLASS &amp; """&gt;" &amp; _
        "&lt;!-- section begin --&gt;" &amp; CHR$(10) &amp; _
        docView.PrintTree(nodeSec) &amp; _
        shift &amp; "&lt;/div&gt;&lt;!-- section end --&gt;" &amp; CHR$(10)
End Function

</script:module>
</file>

<file path=Basic/DocExport/script-lb.xml><?xml version="1.0" encoding="utf-8"?>
<!DOCTYPE library  PUBLIC '-//OpenOffice.org//DTD OfficeDocument 1.0//EN'  'library.dtd'>
<library:library xmlns:library="http://openoffice.org/2000/library" library:name="DocExport" library:readonly="false" library:passwordprotected="false">
  <library:element library:name="DocModel"/>
  <library:element library:name="DocView"/>
  <library:element library:name="ViewHfm"/>
  <library:element library:name="ViewHtml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ocExport" library:link="false"/>
</library:libraries>
</file>

<file path=Dialogs/DocExport/dialog-lb.xml><?xml version="1.0" encoding="utf-8"?>
<!DOCTYPE library  PUBLIC '-//OpenOffice.org//DTD OfficeDocument 1.0//EN'  'library.dtd'>
<library:library xmlns:library="http://openoffice.org/2000/library" library:name="DocExport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ocExport" library:link="false"/>
</library:libraries>
</file>